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BC000000593DB762AC98779929.tif" manifest:media-type="image/tiff"/>
  <manifest:file-entry manifest:full-path="Pictures/100000000000020E000000784FE538FB17F322C4.tif" manifest:media-type="image/tiff"/>
  <manifest:file-entry manifest:full-path="Pictures/10000000000000F300000036C6D942553E65B85C.tif" manifest:media-type="image/tiff"/>
  <manifest:file-entry manifest:full-path="styles.xml" manifest:media-type="text/xml"/>
  <manifest:file-entry manifest:full-path="Dialogs/dialog-lc.xml" manifest:media-type="text/xml"/>
  <manifest:file-entry manifest:full-path="Dialogs/Standard/dialog-lb.xml" manifest:media-type="text/xml"/>
  <manifest:file-entry manifest:full-path="Dialogs/Project/dialog-lb.xml" manifest:media-type="text/xml"/>
  <manifest:file-entry manifest:full-path="Dialogs/Project/F_absender.xml" manifest:media-type="text/xml"/>
  <manifest:file-entry manifest:full-path="Basic/script-lc.xml" manifest:media-type="text/xml"/>
  <manifest:file-entry manifest:full-path="Basic/Standard/script-lb.xml" manifest:media-type="text/xml"/>
  <manifest:file-entry manifest:full-path="Basic/Project/script-lb.xml" manifest:media-type="text/xml"/>
  <manifest:file-entry manifest:full-path="Basic/Project/ThisDocument.xml" manifest:media-type="text/xml"/>
  <manifest:file-entry manifest:full-path="Basic/Project/mod_benutzerdaten.xml" manifest:media-type="text/xml"/>
  <manifest:file-entry manifest:full-path="Basic/Project/AutoNew.xml" manifest:media-type="text/xml"/>
  <manifest:file-entry manifest:full-path="Basic/Project/F_absender.xml" manifest:media-type="text/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6.2201in" fo:margin-left="0in" fo:margin-top="0in" fo:margin-bottom="0in" style:page-number="auto" table:align="left" style:writing-mode="lr-tb"/>
    </style:style>
    <style:style style:name="Table1.A" style:family="table-column">
      <style:table-column-properties style:column-width="3.1097in"/>
    </style:style>
    <style:style style:name="Table1.1" style:family="table-row">
      <style:table-row-properties style:row-height="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row-height="0.5in" fo:keep-together="auto"/>
    </style:style>
    <style:style style:name="Table1.3" style:family="table-row">
      <style:table-row-properties style:row-height="0.1667in" fo:keep-together="auto"/>
    </style:style>
    <style:style style:name="Table1.4" style:family="table-row">
      <style:table-row-properties style:row-height="0.3333in" fo:keep-together="auto"/>
    </style:style>
    <style:style style:name="Table1.5" style:family="table-row">
      <style:table-row-properties fo:keep-together="auto"/>
    </style:style>
    <style:style style:name="P1" style:family="paragraph" style:parent-style-name="Standard">
      <style:text-properties officeooo:paragraph-rsid="000fc2e5"/>
    </style:style>
    <style:style style:name="P2" style:family="paragraph" style:parent-style-name="Standard">
      <style:text-properties officeooo:paragraph-rsid="0010afac"/>
    </style:style>
    <style:style style:name="P3" style:family="paragraph" style:parent-style-name="Standard">
      <style:text-properties officeooo:rsid="0010afac" officeooo:paragraph-rsid="0010afac"/>
    </style:style>
    <style:style style:name="P4" style:family="paragraph" style:parent-style-name="Subject">
      <style:text-properties officeooo:paragraph-rsid="000fc2e5"/>
    </style:style>
    <style:style style:name="P5" style:family="paragraph" style:parent-style-name="Address">
      <style:text-properties officeooo:paragraph-rsid="000fc2e5"/>
    </style:style>
    <style:style style:name="T1" style:family="text">
      <style:text-properties fo:font-weight="bold" style:font-weight-asian="bold"/>
    </style:style>
    <style:style style:name="T2" style:family="text">
      <style:text-properties fo:font-size="9pt" style:font-size-asian="9pt" style:font-size-complex="9pt"/>
    </style:style>
    <style:style style:name="T3" style:family="text">
      <style:text-properties officeooo:rsid="000fc2e5"/>
    </style:style>
    <style:style style:name="fr1" style:family="graphic" style:parent-style-name="Graphics">
      <style:graphic-properties fo:margin-left="0.1252in" fo:margin-right="0.1311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047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style-name="Table1.1">
          <table:table-cell table:style-name="Table1.A1" office:value-type="string">
            <text:p text:style-name="P5"><text:bookmark text:name="_GoBack"/><text:bookmark-start text:name="start1"/><field:fieldmark-start text:name="start" field:type="vnd.oasis.opendocument.field.FORMTEXT"/><text:span text:style-name="T3">U. V. Catalyurek</text:span></text:p>
            <text:p text:style-name="P5"><text:span text:style-name="T3">Editor-in-Chief, Parallel Computing</text:span><field:fieldmark-end/><text:bookmark-end text:name="start1"/></text:p>
          </table:table-cell>
          <table:table-cell table:style-name="Table1.A1" office:value-type="string">
            <text:p text:style-name="Address"/>
          </table:table-cell>
        </table:table-row>
        <table:table-row table:style-name="Table1.2">
          <table:table-cell table:style-name="Table1.A1" table:number-columns-spanned="2" office:value-type="string">
            <text:p text:style-name="Standard"/>
          </table:table-cell>
          <table:covered-table-cell/>
        </table:table-row>
        <table:table-row table:style-name="Table1.3">
          <table:table-cell table:style-name="Table1.A1" table:number-columns-spanned="2" office:value-type="string">
            <text:p text:style-name="Standard">Lugano, <text:bookmark-start text:name="datum1"/><field:fieldmark-start text:name="datum" field:type="vnd.oasis.opendocument.field.FORMTEXT"/>    <text:span text:style-name="T3">15</text:span> <field:fieldmark-end/><text:bookmark-end text:name="datum1"/> / <text:bookmark-start text:name="initialen1"/><field:fieldmark-start text:name="initialen" field:type="vnd.oasis.opendocument.field.FORMTEXT"/><text:span text:style-name="T3">dicember 2018</text:span> <field:fieldmark-end/><text:bookmark-end text:name="initialen1"/></text:p>
          </table:table-cell>
          <table:covered-table-cell/>
        </table:table-row>
        <table:table-row table:style-name="Table1.4">
          <table:table-cell table:style-name="Table1.A1" table:number-columns-spanned="2" office:value-type="string">
            <text:p text:style-name="Standard"/>
          </table:table-cell>
          <table:covered-table-cell/>
        </table:table-row>
        <table:table-row table:style-name="Table1.5">
          <table:table-cell table:style-name="Table1.A1" table:number-columns-spanned="2" office:value-type="string">
            <text:p text:style-name="P4"><field:fieldmark-start text:name="__Fieldmark__32_2873002897" field:type="vnd.oasis.opendocument.field.FORMTEXT"/><text:span text:style-name="Strong_20_Emphasis">VSI: SC18 </text:span><text:span text:style-name="T3">E</text:span>xtended version of <text:span text:style-name="T3">a</text:span> S<text:span text:style-name="T3">upercomputing </text:span>18 SciVis Showcase paper<field:fieldmark-end/></text:p>
          </table:table-cell>
          <table:covered-table-cell/>
        </table:table-row>
        <table:table-row table:style-name="Table1.4">
          <table:table-cell table:style-name="Table1.A1" table:number-columns-spanned="2" office:value-type="string">
            <text:p text:style-name="Standard"/>
          </table:table-cell>
          <table:covered-table-cell/>
        </table:table-row>
      </table:table>
      <text:p text:style-name="P1"><text:span text:style-name="T3">Dear Editor of the Parallel Computing Journal</text:span></text:p>
      <text:p text:style-name="P1"/>
      <text:p text:style-name="P1"><text:span text:style-name="T3">Upon invitation by Kenneth Moreland and Thomas Ertl, Supercomputing 18 Scientific Visualization Showcase Chairs to submit an extended version of our paper, we are pleased to provide our updated paper.</text:span></text:p>
      <text:p text:style-name="P1"/>
      <text:p text:style-name="P1"/>
      <text:p text:style-name="P2"><text:span text:style-name="T3">The first author Jean M. Favre, is the lead for the analysis, tuning and deployment of the Scientific Visualization libraries described in this paper. All the performance benchmarking were re-done after the Supercomputing Conference which took place in November 2018. In fact, a new version of the ParaView software was deployed, because it enabled higher performance, thanks to: a) an update of the Intel OSPRay library enabling zero-copy interface; and b) a highly tuned NVIDIA IndeX library tested in concert with NVIDIA, delivered to us on Dicember 7, 2018 and validated for our Supercomputer infrastructure. Thus, all performance numbers had to be validated again. In this extended version of the paper, both authors contributed to expanding the descriptions of the three rendering libraries evaluated. A new section was added to better separate GPU and CPU rendering.GPU renderings were expanded thanks to the new NVIDIA library. The second author Alexander Blass is responsible for the validation of the numerical simulation and the visualization techniques used to analyze the data. Both authors contributed more or less equally to the writing of the paper.</text:span></text:p>
      <text:p text:style-name="Standard"/>
      <text:p text:style-name="P3">We are looking forward to working with the Review Committee of the Journal.</text:p>
      <text:p text:style-name="P3"/>
      <text:p text:style-name="P3">Best regards.</text:p>
      <text:p text:style-name="Standard"/>
      <text:p text:style-name="Standard"/>
      <text:p text:style-name="Standard"><text:span text:style-name="T1">CSCS</text:span></text:p>
      <text:p text:style-name="Standard">Centro Svizzero di Calcolo Scientifico</text:p>
      <text:p text:style-name="Standard">Swiss National Supercomputing Centre</text:p>
      <text:p text:style-name="Standard"/>
      <text:p text:style-name="Sender_20_Information"><text:bookmark-start text:name="absender11"/><text:span text:style-name="T3">D</text:span><text:bookmark-end text:name="absender11"/><text:span text:style-name="T3">r. Jean M. Favre and Dr. Alexander Blass</text:span><text:bookmark-start text:name="absender21"/>   <text:bookmark-end text:name="absender21"/><text:bookmark-start text:name="funktion11"/><text:bookmark-end text:name="funktion11"/><text:tab/><text:bookmark-start text:name="funktion21"/><field:fieldmark-start text:name="funktion2" field:type="vnd.oasis.opendocument.field.FORMTEXT"/><field:fieldmark-end/><text:bookmark-end text:name="funktion21"/></text:p>
      <text:p text:style-name="Standard"><text:bookmark-start text:name="beilagen1"/><text:bookmark-end text:name="beilagen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de" fo:country="CH" style:letter-kerning="false" style:font-name-asian="Cambria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1pt" fo:language="de" fo:country="CH" style:letter-kerning="false" style:font-name-asian="Cambria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line-height="100%" fo:text-align="start" style:justify-single-word="false"/>
    </style:style>
    <style:style style:name="Footer" style:family="paragraph" style:parent-style-name="Standard" style:default-outline-level="" style:class="extra">
      <style:paragraph-properties fo:text-align="end" style:justify-single-word="false"/>
      <style:text-properties fo:font-size="7pt" style:font-size-asian="7pt"/>
    </style:style>
    <style:style style:name="Address" style:family="paragraph" style:parent-style-name="Standard" style:default-outline-level="">
      <style:paragraph-properties fo:text-align="start" style:justify-single-word="false"/>
    </style:style>
    <style:style style:name="Subject" style:family="paragraph" style:parent-style-name="Standard" style:default-outline-level="">
      <style:paragraph-properties fo:text-align="start" style:justify-single-word="false"/>
      <style:text-properties fo:font-weight="bold" style:font-weight-asian="bold"/>
    </style:style>
    <style:style style:name="List_20__28_dashes_29_" style:display-name="List (dashes)" style:family="paragraph" style:parent-style-name="Standard" style:default-outline-level="">
      <style:paragraph-properties fo:text-align="start" style:justify-single-word="false"/>
    </style:style>
    <style:style style:name="Sender_20_Information" style:display-name="Sender Information" style:family="paragraph" style:parent-style-name="Standard" style:default-outline-level="">
      <style:paragraph-properties>
        <style:tab-stops>
          <style:tab-stop style:position="3.5437in"/>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text-properties fo:font-size="7pt" style:font-size-asian="7pt"/>
    </style:style>
    <style:style style:name="ListLabel_20_1" style:display-name="ListLabel 1" style:family="text">
      <style:text-properties fo:color="#000000" style:font-name-complex="Times New Roman" style:font-family-complex="'Times New Roman'" style:font-family-generic-complex="system" style:font-pitch-complex="variable"/>
    </style:style>
    <style:style style:name="ListLabel_20_2" style:display-name="ListLabel 2" style:family="text">
      <style:text-properties fo:color="#000000" style:font-name-complex="Times New Roman" style:font-family-complex="'Times New Roman'" style:font-family-generic-complex="system" style:font-pitch-complex="variable"/>
    </style:style>
    <style:style style:name="ListLabel_20_3" style:display-name="ListLabel 3" style:family="text">
      <style:text-properties fo:color="#000000" style:font-name-complex="Times New Roman" style:font-family-complex="'Times New Roman'" style:font-family-generic-complex="system" style:font-pitch-complex="variable"/>
    </style:style>
    <style:style style:name="ListLabel_20_4" style:display-name="ListLabel 4" style:family="text">
      <style:text-properties fo:color="#000000" style:font-name-complex="Times New Roman" style:font-family-complex="'Times New Roman'" style:font-family-generic-complex="system" style:font-pitch-complex="variable"/>
    </style:style>
    <style:style style:name="ListLabel_20_5" style:display-name="ListLabel 5" style:family="text">
      <style:text-properties fo:color="#000000" style:font-name-complex="Times New Roman" style:font-family-complex="'Times New Roman'" style:font-family-generic-complex="system" style:font-pitch-complex="variable"/>
    </style:style>
    <style:style style:name="ListLabel_20_6" style:display-name="ListLabel 6" style:family="text">
      <style:text-properties fo:color="#000000" style:font-name-complex="Times New Roman" style:font-family-complex="'Times New Roman'" style:font-family-generic-complex="system" style:font-pitch-complex="variable"/>
    </style:style>
    <style:style style:name="ListLabel_20_7" style:display-name="ListLabel 7" style:family="text">
      <style:text-properties fo:color="#000000" style:font-name-complex="Times New Roman" style:font-family-complex="'Times New Roman'" style:font-family-generic-complex="system" style:font-pitch-complex="variable"/>
    </style:style>
    <style:style style:name="ListLabel_20_8" style:display-name="ListLabel 8" style:family="text">
      <style:text-properties fo:color="#000000" style:font-name-complex="Times New Roman" style:font-family-complex="'Times New Roman'" style:font-family-generic-complex="system" style:font-pitch-complex="variable"/>
    </style:style>
    <style:style style:name="ListLabel_20_9" style:display-name="ListLabel 9" style:family="text">
      <style:text-properties fo:color="#000000" style:font-name-complex="Times New Roman"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sh" style:display-name="List Das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0984in" fo:margin-left="0.0984in"/>
        </style:list-level-properties>
        <style:text-properties fo:font-family="'Times New Roman'"/>
      </text:list-level-style-bullet>
      <text:list-level-style-bullet text:level="2" text:style-name="ListLabel_20_2" style:num-suffix="-" text:bullet-char="-">
        <style:list-level-properties text:list-level-position-and-space-mode="label-alignment">
          <style:list-level-label-alignment text:label-followed-by="listtab" fo:text-indent="-0.0984in" fo:margin-left="0.1972in"/>
        </style:list-level-properties>
        <style:text-properties fo:font-family="'Times New Roman'"/>
      </text:list-level-style-bullet>
      <text:list-level-style-bullet text:level="3" text:style-name="ListLabel_20_3" style:num-suffix="-" text:bullet-char="-">
        <style:list-level-properties text:list-level-position-and-space-mode="label-alignment">
          <style:list-level-label-alignment text:label-followed-by="listtab" fo:text-indent="-0.0984in" fo:margin-left="0.2957in"/>
        </style:list-level-properties>
        <style:text-properties fo:font-family="'Times New Roman'"/>
      </text:list-level-style-bullet>
      <text:list-level-style-bullet text:level="4" text:style-name="ListLabel_20_4" style:num-suffix="-" text:bullet-char="-">
        <style:list-level-properties text:list-level-position-and-space-mode="label-alignment">
          <style:list-level-label-alignment text:label-followed-by="listtab" fo:text-indent="-0.0984in" fo:margin-left="0.3945in"/>
        </style:list-level-properties>
        <style:text-properties fo:font-family="'Times New Roman'"/>
      </text:list-level-style-bullet>
      <text:list-level-style-bullet text:level="5" text:style-name="ListLabel_20_5" style:num-suffix="-" text:bullet-char="-">
        <style:list-level-properties text:list-level-position-and-space-mode="label-alignment">
          <style:list-level-label-alignment text:label-followed-by="listtab" fo:text-indent="-0.0984in" fo:margin-left="0.4929in"/>
        </style:list-level-properties>
        <style:text-properties fo:font-family="'Times New Roman'"/>
      </text:list-level-style-bullet>
      <text:list-level-style-bullet text:level="6" text:style-name="ListLabel_20_6" style:num-suffix="-" text:bullet-char="-">
        <style:list-level-properties text:list-level-position-and-space-mode="label-alignment">
          <style:list-level-label-alignment text:label-followed-by="listtab" fo:text-indent="-0.0984in" fo:margin-left="0.5917in"/>
        </style:list-level-properties>
        <style:text-properties fo:font-family="'Times New Roman'"/>
      </text:list-level-style-bullet>
      <text:list-level-style-bullet text:level="7" text:style-name="ListLabel_20_7" style:num-suffix="-" text:bullet-char="-">
        <style:list-level-properties text:list-level-position-and-space-mode="label-alignment">
          <style:list-level-label-alignment text:label-followed-by="listtab" fo:text-indent="-0.0984in" fo:margin-left="0.6902in"/>
        </style:list-level-properties>
        <style:text-properties fo:font-family="'Times New Roman'"/>
      </text:list-level-style-bullet>
      <text:list-level-style-bullet text:level="8" text:style-name="ListLabel_20_8" style:num-suffix="-" text:bullet-char="-">
        <style:list-level-properties text:list-level-position-and-space-mode="label-alignment">
          <style:list-level-label-alignment text:label-followed-by="listtab" fo:text-indent="-0.0984in" fo:margin-left="0.789in"/>
        </style:list-level-properties>
        <style:text-properties fo:font-family="'Times New Roman'"/>
      </text:list-level-style-bullet>
      <text:list-level-style-bullet text:level="9" text:style-name="ListLabel_20_9" style:num-suffix="-" text:bullet-char="-">
        <style:list-level-properties text:list-level-position-and-space-mode="label-alignment">
          <style:list-level-label-alignment text:label-followed-by="listtab" fo:text-indent="-0.0984in" fo:margin-left="0.8874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9pt" style:font-size-asian="9pt" style:font-size-complex="9pt"/>
    </style:style>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0047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862in" fo:margin-bottom="0.2799in" fo:margin-left="1.0827in" fo:margin-right="0.9646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6138in" fo:margin-left="0in" fo:margin-right="0in" fo:margin-bottom="1.5744in" style:dynamic-spacing="true"/>
      </style:header-style>
      <style:footer-style>
        <style:header-footer-properties fo:min-height="0.8618in" fo:margin-left="0in" fo:margin-right="0in" fo:margin-top="0.822in" style:dynamic-spacing="true"/>
      </style:footer-style>
    </style:page-layout>
  </office:automatic-styles>
  <office:master-styles>
    <style:master-page style:name="Standard" style:page-layout-name="Mpm1">
      <style:header>
        <text:p text:style-name="Header"><draw:frame draw:style-name="Mfr1" draw:name="logo_rgb_2" text:anchor-type="char" svg:x="0.2756in" svg:y="0.3465in" svg:width="2.3898in" svg:height="0.5453in" draw:z-index="0"><draw:image xlink:href="Pictures/100000000000020E000000784FE538FB17F322C4.tif" xlink:type="simple" xlink:show="embed" xlink:actuate="onLoad" loext:mime-type="image/x-vclgraphic"/></draw:frame></text:p>
      </style:header>
      <style:footer>
        <text:p text:style-name="Footer"><field:fieldmark-start text:name="__Fieldmark__113_2873002897" field:type="STYLEREF  Subject"/><field:fieldmark-end/>Subject <text:s text:c="5"/><text:span text:style-name="MT1"><text:page-number text:select-page="current">2</text:page-number></text:span><text:span text:style-name="MT1">/</text:span><text:span text:style-name="MT1"><text:page-count>1</text:page-count></text:span></text:p>
      </style:footer>
    </style:master-page>
    <style:master-page style:name="First_20_Page" style:display-name="First Page" style:page-layout-name="Mpm1" style:next-style-name="Standard">
      <style:header>
        <text:p text:style-name="Header"><draw:frame draw:style-name="Mfr2" draw:name="logo_eth" text:anchor-type="char" svg:x="6.2409in" svg:y="0.3465in" svg:width="1.1043in" svg:height="0.2453in" draw:z-index="2"><draw:image xlink:href="Pictures/10000000000000F300000036C6D942553E65B85C.tif" xlink:type="simple" xlink:show="embed" xlink:actuate="onLoad" loext:mime-type="image/x-vclgraphic"/></draw:frame><draw:frame draw:style-name="Mfr3" draw:name="adr_rgb_1" text:anchor-type="char" svg:x="1.0437in" svg:y="11.0173in" svg:width="2.0181in" svg:height="0.4043in" draw:z-index="1"><draw:image xlink:href="Pictures/10000000000001BC000000593DB762AC98779929.tif" xlink:type="simple" xlink:show="embed" xlink:actuate="onLoad" loext:mime-type="image/x-vclgraphic"/></draw:frame><draw:frame draw:style-name="Mfr1" draw:name="logo_rgb_1" text:anchor-type="char" svg:x="0.2756in" svg:y="0.3465in" svg:width="2.3898in" svg:height="0.5453in" draw:z-index="0"><draw:image xlink:href="Pictures/100000000000020E000000784FE538FB17F322C4.tif" xlink:type="simple" xlink:show="embed" xlink:actuate="onLoad" loext:mime-type="image/x-vclgraphic"/></draw:frame></text:p>
      </style:header>
      <style:footer>
        <text:p text:style-name="Footer"><field:fieldmark-start text:name="__Fieldmark__128_2873002897" field:type="STYLEREF  Subject"/><field:fieldmark-end/>Subject <text:s text:c="5"/><text:span text:style-name="MT1"><text:page-number text:select-page="current">1</text:page-number></text:span><text:span text:style-name="MT1">/</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9</meta:editing-cycles>
    <meta:print-date>2012-03-08T09:08:00</meta:print-date>
    <meta:creation-date>2018-12-14T11:03:26.214597125</meta:creation-date>
    <dc:date>2018-12-14T11:29:34.479149860</dc:date>
    <meta:editing-duration>PT27S</meta:editing-duration>
    <meta:generator>LibreOffice/6.0.6.2$Linux_X86_64 LibreOffice_project/00m0$Build-2</meta:generator>
    <meta:document-statistic meta:table-count="1" meta:image-count="4" meta:object-count="0" meta:page-count="1" meta:paragraph-count="15" meta:word-count="291" meta:character-count="1821" meta:non-whitespace-character-count="1539"/>
    <meta:user-defined meta:name="AppVersion">15.0000</meta:user-defined>
    <meta:user-defined meta:name="Company">Mediavis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scs_letter.dotm" xlink:href=""/>
  </office:meta>
</office:document-meta>
</file>

<file path=Basic/Project/AutoNew.xml><?xml version="1.0" encoding="utf-8"?>
<!DOCTYPE module  PUBLIC '-//OpenOffice.org//DTD OfficeDocument 1.0//EN'  'module.dtd'>
<script:module xmlns:script="http://openoffice.org/2000/script" script:name="AutoNew" script:language="StarBasic" script:moduleType="normal">Rem Attribute VBA_ModuleType=VBAModule
Option VBASupport 1

Sub Main()

'   -----------
'   Grundeinstellungen
'   -----------
    ActiveWindow.View.ShowBookmarks = False
    ActiveWindow.View.ShowHiddenText = True
    ActiveWindow.View.ShowObjectAnchors = True
    ' ActiveWindow.View.ShowTextBoundaries = True
    ActiveWindow.View.TableGridlines = True
    Options.PrintHiddenText = False
    
   
'   -----------
'   Formulare einblenden
'   -----------
    Call showAbsenderForm
    
'   -----------
'   Datum schreiben
'   -----------
    MonthField_d = Array("", "Januar", "Februar", "März", "April", "Mai", "Juni", "Juli", "August", "September", "Oktober", "November", "Dezember")
    MonthField_e = Array("", "January", "February", "March", "April", "May", "June", "July", "August", "September", "October", "November", "December")
    MonthField_f = Array("", "janvier", "février", "mars", "avril", "mai", "juin", "juillet", "août", "septembre", "octobre", "novembre", "décembre")
    MonthField_i = Array("", "gennaio", "febbraio", "marzo", "aprile", "maggio", "giugno", "luglio", "agosto", "settembre", "ottobre", "novembre", "dicembre")
    MonthField_s = Array("", "enero", "febrero", "marzo", "abril", "mayo", "junio", "julio", "agosto", "septiembre", "octubre", "noviembre", "diciembre")
    
    Day1 = Format(Date, "d")
    Month1 = Format(Date, "mm")
    Year1 = Format(Date, "yyyy")

    AktDatum_d = Day1 &amp; ". " &amp; MonthField_d(Month1) &amp; " " &amp; Year1
    AktDatum_e = Day1 &amp; " " &amp; MonthField_e(Month1) &amp; " " &amp; Year1
    AktDatum_f = "le " &amp; Day1 &amp; " " &amp; MonthField_f(Month1) &amp; " " &amp; Year1
    AktDatum_i = Day1 &amp; " " &amp; MonthField_i(Month1) &amp; " " &amp; Year1
    AktDatum_s = Day1 &amp; " de " &amp; MonthField_s(Month1) &amp; " de " &amp; Year1
    
    If ActiveDocument.Styles(wdStyleNormal).LanguageID = wdEnglishUK Then
        Call setBookmarkText("datum", AktDatum_e)
    ElseIf ActiveDocument.Styles(wdStyleNormal).LanguageID = wdSwissFrench Then
        Call setBookmarkText("datum", AktDatum_f)
    ElseIf ActiveDocument.Styles(wdStyleNormal).LanguageID = wdSwissGerman Then
        Call setBookmarkText("datum", AktDatum_d)
    ElseIf ActiveDocument.Styles(wdStyleNormal).LanguageID = wdSwissItalian Then
        Call setBookmarkText("datum", AktDatum_i)
    End If
    
'   ------------
'   zum Dokumentanfang gehen
'   ------------
    Call setBookmarkText("start", "")

End Sub


Sub showAbsenderForm()
 
    ' vorbereitung zum Daten einlesen
    Call initMyData(1)
 
    ' Daten einlesen
    Call readUserFile(1)
    
    ' Sprache
    If F_absender.rb_1.Value = True Then
        F_absender.tb_funktion1.Text = UserData(mvFunktion1en)
        F_absender.tb_funktion2.Text = UserData(mvFunktion2en)
    ElseIf F_absender.rb_2.Value = True Then
        F_absender.tb_funktion1.Text = UserData(mvFunktion1fr)
        F_absender.tb_funktion2.Text = UserData(mvFunktion2fr)
    ElseIf F_absender.rb_2.Value = True Then
        F_absender.tb_funktion1.Text = UserData(mvFunktion1de)
        F_absender.tb_funktion2.Text = UserData(mvFunktion2de)
    ElseIf F_absender.rb_2.Value = True Then
        F_absender.tb_funktion1.Text = UserData(mvFunktion1it)
        F_absender.tb_funktion2.Text = UserData(mvFunktion2it)
    End If
    
    TempSprache = UserData(mvSprache)
    If TempSprache = 1 Then
        F_absender.rb_1.Value = True
    ElseIf TempSprache = 2 Then
        F_absender.rb_2.Value = True
    ElseIf TempSprache = 3 Then
        F_absender.rb_3.Value = True
    ElseIf TempSprache = 4 Then
        F_absender.rb_4.Value = True
    End If
    
    ' Daten in Formular übertragen
    F_absender.tb_initialen.Text = UserData(mvInitialen)
    F_absender.tb_name1.Text = UserData(mvName1)
    F_absender.tb_name2.Text = UserData(mvName2)
    
    ' Formular einblenden
    CurrentDocumentName = ActiveDocument.Name
    F_absender.Show
    Documents(CurrentDocumentName).Activate
 
End Sub

Sub toggleMyLogos(Optional dummy)

    If ActiveDocument.Sections(1).Headers(wdHeaderFooterFirstPage).Shapes("logo_rgb_1").Visible = msoTrue Then
        ActiveDocument.Sections(1).Headers(wdHeaderFooterFirstPage).Shapes("logo_rgb_1").Visible = msoFalse
        ActiveDocument.Sections(1).Headers(wdHeaderFooterPrimary).Shapes("logo_rgb_2").Visible = msoFalse
        ActiveDocument.Sections(1).Headers(wdHeaderFooterFirstPage).Shapes("logo_eth").Visible = msoFalse
        ActiveDocument.Sections(1).Headers(wdHeaderFooterFirstPage).Shapes("adr_rgb_1").Visible = msoFalse
    Else
        ActiveDocument.Sections(1).Headers(wdHeaderFooterFirstPage).Shapes("logo_rgb_1").Visible = msoTrue
        ActiveDocument.Sections(1).Headers(wdHeaderFooterPrimary).Shapes("logo_rgb_2").Visible = msoTrue
        ActiveDocument.Sections(1).Headers(wdHeaderFooterFirstPage).Shapes("logo_eth").Visible = msoTrue
        ActiveDocument.Sections(1).Headers(wdHeaderFooterFirstPage).Shapes("adr_rgb_1").Visible = msoTrue
    End If
    
    Application.ScreenRefresh

End Sub

Sub setBookmarkText(myBookmark, myText)

    On Error Resume Next
    ActiveDocument.Bookmarks(myBookmark).Select
    If Err.Number &lt;&gt; 0 Then
        Err.Clear
        Exit Sub
    End If
    
    If myText &lt;&gt; "" Then
        Selection.Text = myText
    End If
    
    On Error GoTo 0
    
End Sub

</script:module>
</file>

<file path=Basic/Project/F_absender.xml><?xml version="1.0" encoding="utf-8"?>
<!DOCTYPE module  PUBLIC '-//OpenOffice.org//DTD OfficeDocument 1.0//EN'  'module.dtd'>
<script:module xmlns:script="http://openoffice.org/2000/script" script:name="F_absender" script:language="StarBasic" script:moduleType="form">Rem Attribute VBA_ModuleType=VBAFormModule
Option VBASupport 1

Private Sub b_cancel_Click()
    
    ' Formular ausblenden
    Unload Me

End Sub

Private Sub b_ok_Click()
    
    ' Daten in Dokument schreiben
    Call setBookmarkText("initialen", Me.tb_initialen.Text)
    Call setBookmarkText("absender1", Me.tb_name1.Text)
    Call setBookmarkText("funktion1", Me.tb_funktion1.Text)
    Call setBookmarkText("absender2", Me.tb_name2.Text)
    Call setBookmarkText("funktion2", Me.tb_funktion2.Text)
    
    TempSprache = 1
    TempBeilagen = "Beilagen"
    If Me.rb_1.Value = True Then
        TempSprache = 1
        TempBeilagen = "Attachments"
        ActiveDocument.Styles(wdStyleNormal).LanguageID = wdEnglishUK
        UserData(mvFunktion1en) = Me.tb_funktion1.Text
        UserData(mvFunktion2en) = Me.tb_funktion2.Text
        
    ElseIf Me.rb_2.Value = True Then
        TempSprache = 2
        TempBeilagen = "Pièces jointes"
        ActiveDocument.Styles(wdStyleNormal).LanguageID = wdSwissFrench
        UserData(mvFunktion1fr) = Me.tb_funktion1.Text
        UserData(mvFunktion2fr) = Me.tb_funktion2.Text
    
    ElseIf Me.rb_3.Value = True Then
        TempSprache = 3
        TempBeilagen = "Beilagen"
        ActiveDocument.Styles(wdStyleNormal).LanguageID = wdSwissGerman
        UserData(mvFunktion1de) = Me.tb_funktion1.Text
        UserData(mvFunktion2de) = Me.tb_funktion2.Text
    
    ElseIf Me.rb_4.Value = True Then
        TempSprache = 4
        TempBeilagen = "Allegati"
        ActiveDocument.Styles(wdStyleNormal).LanguageID = wdSwissItalian
        UserData(mvFunktion1it) = Me.tb_funktion1.Text
        UserData(mvFunktion2it) = Me.tb_funktion2.Text
    
    End If
    
    Call setBookmarkText("beilagen", TempBeilagen)
    
    ' Daten speichern
    UserData(mvSprache) = TempSprache
    UserData(mvInitialen) = Me.tb_initialen.Text
    UserData(mvName1) = Me.tb_name1.Text
    UserData(mvName2) = Me.tb_name2.Text
    
    Call writeUserFile(1)
    
    ' Formular ausblenden
    Unload Me

End Sub

Private Sub rb_1_Change()
    If Me.rb_1.Value = True Then
        Me.tb_funktion1.Text = UserData(mvFunktion1en)
        Me.tb_funktion2.Text = UserData(mvFunktion2en)
    Else
        UserData(mvFunktion1en) = Me.tb_funktion1.Text
        UserData(mvFunktion2en) = Me.tb_funktion2.Text
    End If
End Sub

Private Sub rb_2_Change()
    If Me.rb_2.Value = True Then
        Me.tb_funktion1.Text = UserData(mvFunktion1fr)
        Me.tb_funktion2.Text = UserData(mvFunktion2fr)
    Else
        UserData(mvFunktion1fr) = Me.tb_funktion1.Text
        UserData(mvFunktion2fr) = Me.tb_funktion2.Text
    End If
End Sub

Private Sub rb_3_Change()
    If Me.rb_3.Value = True Then
        Me.tb_funktion1.Text = UserData(mvFunktion1de)
        Me.tb_funktion2.Text = UserData(mvFunktion2de)
    Else
        UserData(mvFunktion1de) = Me.tb_funktion1.Text
        UserData(mvFunktion2de) = Me.tb_funktion2.Text
    End If
End Sub

Private Sub rb_4_Change()
    If Me.rb_4.Value = True Then
        Me.tb_funktion1.Text = UserData(mvFunktion1it)
        Me.tb_funktion2.Text = UserData(mvFunktion2it)
    Else
        UserData(mvFunktion1it) = Me.tb_funktion1.Text
        UserData(mvFunktion2it) = Me.tb_funktion2.Text
    End If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mod_benutzerdaten.xml><?xml version="1.0" encoding="utf-8"?>
<!DOCTYPE module  PUBLIC '-//OpenOffice.org//DTD OfficeDocument 1.0//EN'  'module.dtd'>
<script:module xmlns:script="http://openoffice.org/2000/script" script:name="mod_benutzerdaten" script:language="StarBasic" script:moduleType="normal">Rem Attribute VBA_ModuleType=VBAModule
Option VBASupport 1
' --------------------------
' Daten in Eingabemasken speichern und wieder herstellen
' --------------------------

Public UserFile As String
 
' Anzahl gespeicherter Einträge
Public Const DataCount = 14
 
' Arrays für Daten und Beziechnung
Public UserData(1 To DataCount) As String
Public UserDataNames(1 To DataCount) As String
 
' Konstanten für einfacheren Zugriff
Public Const mvSprache = 1
Public Const mvInitialen = 2
Public Const mvName1 = 3
Public Const mvFunktion1en = 4
Public Const mvFunktion1fr = 5
Public Const mvFunktion1de = 6
Public Const mvFunktion1it = 7
Public Const mvName2 = 8
Public Const mvFunktion2en = 9
Public Const mvFunktion2fr = 10
Public Const mvFunktion2de = 11
Public Const mvFunktion2it = 12
Public Const mvTelefon = 13
Public Const mvEmail = 14

 
Sub initMyData(dummy)
 
    ' Grundeinstellungen
    UserPath = Options.DefaultFilePath(Path:=wdUserTemplatesPath) &amp; Application.PathSeparator
    UserFile = UserPath &amp; "word_cscs.txt"
 
    ' Bezeichnungen der einzelnen Daten
    UserDataNames(mvSprache) = "Language"
    UserDataNames(mvInitialen) = "Initials"
    UserDataNames(mvName1) = "Name1"
    UserDataNames(mvFunktion1en) = "Function1en"
    UserDataNames(mvFunktion1fr) = "Function1fr"
    UserDataNames(mvFunktion1de) = "Function1de"
    UserDataNames(mvFunktion1it) = "Function1it"
    UserDataNames(mvName2) = "Name2"
    UserDataNames(mvFunktion2en) = "Function2en"
    UserDataNames(mvFunktion2fr) = "Function2fr"
    UserDataNames(mvFunktion2de) = "Function2de"
    UserDataNames(mvFunktion2it) = "Function2it"
    UserDataNames(mvTelefon) = "Phone"
    UserDataNames(mvEmail) = "Email"
 
End Sub
 
Sub readUserFile(dummy)
 
    ' bestehende Daten loeschen
    For i = 1 To DataCount
        UserData(i) = ""
    Next i
 
    ' Datei oeffnen
    On Error Resume Next
    Open UserFile For Input As #1
    If Err.Number &lt;&gt; 0 Then
        ' keine Daten gefunden
        Exit Sub
    End If
    On Error GoTo 0
 
    ' Daten auslesen
    Do While Not EOF(1)
        Line Input #1, TempData
        TempSplit = Split(TempData, "=")
 
        ' prüfen ob die Zeile korrekte Daten enthält
        If UBound(TempSplit) = 0 Then
            MsgBox ("Falsches Dateiformat!")
            Exit Sub
        End If
 
        ' Leerzeichen vorn/hinten entfernen
        TempSplit(0) = Trim(TempSplit(0))
        TempSplit(1) = Trim(TempSplit(1))
 
        ' prüfen ob Daten bekannt sind
        TempID = getDataID(TempSplit(0))
 
        If TempID &lt;&gt; 0 Then UserData(TempID) = Replace(TempSplit(1), "~1~", "=")
 
    Loop
 
    ' Datei schliessen
    Close #1
 
End Sub
 
Sub writeUserFile(dummy)
 
    ' Kontakt anlegen (alte Datei wird überschrieben/gelöscht)
    Open UserFile For Output As #1
 
    ' Daten schreiben
    For i = 1 To DataCount
 
        If UserData(i) &lt;&gt; "" Then
            TempData = UserDataNames(i) &amp; " = " &amp; Replace(UserData(i), "=", "~1~")
            Print #1, TempData
        End If
    Next i
 
    ' Datei schliessen
    Close #1
 
End Sub
 
 
Function getDataID(TempData)
 
    ' Grundsaetzlich von ID 0 ausgehen
    TempID = 0
 
    ' bekannten namen durchlaufen und vergleichen
    For i = 1 To DataCount
        If UserDataNames(i) = TempData Then
            TempID = i
            Exit For
        End If
    Next i
 
    ' Resultat zuruecksenden
    getDataID = TempID
 
End Function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AutoNew"/>
  <library:element library:name="F_absender"/>
  <library:element library:name="ThisDocument"/>
  <library:element library:name="mod_benutzerdaten"/>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_absender.xml><?xml version="1.0" encoding="utf-8"?>
<!DOCTYPE window  PUBLIC '-//OpenOffice.org//DTD OfficeDocument 1.0//EN'  'dialog.dtd'>
<dlg:window xmlns:dlg="http://openoffice.org/2000/dialog" xmlns:script="http://openoffice.org/2000/script" dlg:style-id="14" dlg:id="F_absender" dlg:left="0" dlg:top="0" dlg:width="269" dlg:height="146" dlg:closeable="true" dlg:moveable="true" dlg:title="Sender information">
  <dlg:styles>
    <dlg:style dlg:style-id="0" dlg:background-color="0xece9d8" dlg:text-color="0x0" dlg:font-name="Tahoma" dlg:font-height="8" dlg:font-charset="ansi" dlg:font-weight="100"/>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ffffff" dlg:text-color="0x0" dlg:font-name="Tahoma" dlg:font-height="8" dlg:font-charset="ansi" dlg:font-weight="100"/>
    <dlg:style dlg:style-id="4" dlg:background-color="0xece9d8" dlg:text-color="0x0" dlg:font-name="Tahoma" dlg:font-height="8" dlg:font-charset="ansi" dlg:font-weight="100"/>
    <dlg:style dlg:style-id="5" dlg:background-color="0xffffff" dlg:text-color="0x0" dlg:font-name="Tahoma" dlg:font-height="8" dlg:font-charset="ansi" dlg:font-weight="100"/>
    <dlg:style dlg:style-id="6" dlg:background-color="0xffffff" dlg:text-color="0x0" dlg:font-name="Tahoma" dlg:font-height="8" dlg:font-charset="ansi" dlg:font-weight="100"/>
    <dlg:style dlg:style-id="7" dlg:background-color="0xffffff"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text-color="0x0" dlg:font-height="8" dlg:font-weight="100"/>
    <dlg:style dlg:style-id="13" dlg:background-color="0xece9d8" dlg:text-color="0x0" dlg:font-height="8" dlg:font-weight="100"/>
    <dlg:style dlg:style-id="14" dlg:background-color="0xece9d8"/>
  </dlg:styles>
  <dlg:bulletinboard>
    <dlg:text dlg:style-id="0" dlg:id="Label1" dlg:tab-index="0" dlg:left="7" dlg:top="74" dlg:width="40" dlg:height="11" dlg:value="Initials" dlg:valign="top" dlg:multiline="true" dlg:tabstop="false"/>
    <dlg:textfield dlg:style-id="1" dlg:id="tb_initialen" dlg:tab-index="1" dlg:left="50" dlg:top="72" dlg:width="77" dlg:height="11" dlg:tabstop="true"/>
    <dlg:text dlg:style-id="2" dlg:id="Label2" dlg:tab-index="2" dlg:left="7" dlg:top="89" dlg:width="40" dlg:height="11" dlg:value="Name" dlg:valign="top" dlg:multiline="true" dlg:tabstop="false"/>
    <dlg:textfield dlg:style-id="3" dlg:id="tb_name1" dlg:tab-index="3" dlg:left="50" dlg:top="87" dlg:width="77" dlg:height="11" dlg:tabstop="true"/>
    <dlg:text dlg:style-id="4" dlg:id="Label3" dlg:tab-index="4" dlg:left="7" dlg:top="104" dlg:width="40" dlg:height="11" dlg:value="Function/Title" dlg:valign="top" dlg:multiline="true" dlg:tabstop="false"/>
    <dlg:textfield dlg:style-id="5" dlg:id="tb_funktion1" dlg:tab-index="5" dlg:left="50" dlg:top="102" dlg:width="77" dlg:height="11" dlg:tabstop="true"/>
    <dlg:textfield dlg:style-id="6" dlg:id="tb_name2" dlg:tab-index="6" dlg:left="187" dlg:top="87" dlg:width="77" dlg:height="11" dlg:tabstop="true"/>
    <dlg:textfield dlg:style-id="7" dlg:id="tb_funktion2" dlg:tab-index="7" dlg:left="187" dlg:top="102" dlg:width="77" dlg:height="11" dlg:tabstop="true"/>
    <dlg:button dlg:style-id="8" dlg:id="b_ok" dlg:tab-index="8" dlg:left="223" dlg:top="124" dlg:width="40" dlg:height="15" dlg:tabstop="true" dlg:value="OK" dlg:valign="center" dlg:image-position="top-center"/>
    <dlg:button dlg:style-id="9" dlg:id="b_cancel" dlg:tab-index="9" dlg:left="7" dlg:top="124" dlg:width="40" dlg:height="15" dlg:tabstop="true" dlg:value="Cancel" dlg:valign="center" dlg:image-position="top-center"/>
    <dlg:text dlg:style-id="10" dlg:id="Label4" dlg:tab-index="10" dlg:left="143" dlg:top="89" dlg:width="40" dlg:height="11" dlg:value="Name" dlg:valign="top" dlg:multiline="true" dlg:tabstop="false"/>
    <dlg:text dlg:style-id="11" dlg:id="Label5" dlg:tab-index="11" dlg:left="143" dlg:top="104" dlg:width="40" dlg:height="11" dlg:value="Function/Title" dlg:valign="top" dlg:multiline="true" dlg:tabstop="false"/>
    <dlg:frame dlg:style-id="12" dlg:id="Frame1" dlg:tab-index="12" dlg:left="7" dlg:top="8" dlg:width="257" dlg:height="56">
      <dlg:title dlg:value="Language"/>
      <dlg:bulletinboard>
        <dlg:radiogroup>
          <dlg:radio dlg:style-id="13" dlg:control-implementation="stardiv.one.form.component.RadioButton" dlg:id="rb_1" dlg:tab-index="0" dlg:left="7" dlg:top="4" dlg:width="37" dlg:height="11" dlg:tabstop="true" dlg:value="English" dlg:valign="center" dlg:image-position="top-center" dlg:multiline="true" dlg:checked="true"/>
          <dlg:radio dlg:style-id="13" dlg:control-implementation="stardiv.one.form.component.RadioButton" dlg:id="rb_2" dlg:tab-index="1" dlg:left="7" dlg:top="15" dlg:width="37" dlg:height="11" dlg:tabstop="true" dlg:value="French" dlg:valign="center" dlg:image-position="top-center" dlg:multiline="true"/>
          <dlg:radio dlg:style-id="13" dlg:control-implementation="stardiv.one.form.component.RadioButton" dlg:id="rb_3" dlg:tab-index="2" dlg:left="7" dlg:top="26" dlg:width="37" dlg:height="11" dlg:tabstop="true" dlg:value="German" dlg:valign="center" dlg:image-position="top-center" dlg:multiline="true"/>
          <dlg:radio dlg:style-id="13" dlg:control-implementation="stardiv.one.form.component.RadioButton" dlg:id="rb_4" dlg:tab-index="3" dlg:left="7" dlg:top="38" dlg:width="37" dlg:height="11" dlg:tabstop="true" dlg:value="Italian" dlg:valign="center" dlg:image-position="top-center" dlg:multiline="true"/>
        </dlg:radiogroup>
      </dlg:bulletinboard>
    </dlg:frame>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F_absender"/>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